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7">
      <style:text-properties style:font-name="Nimbus Roman No9 L"/>
    </style:style>
    <style:style style:name="P6" style:family="paragraph" style:parent-style-name="Standard" style:list-style-name="L1">
      <style:paragraph-properties fo:break-before="page"/>
    </style:style>
    <style:style style:name="P7" style:family="paragraph" style:parent-style-name="code" style:list-style-name="L1"/>
    <style:style style:name="P8" style:family="paragraph" style:parent-style-name="code" style:list-style-name="L1">
      <style:text-properties fo:font-size="12pt" style:font-size-asian="12pt" style:font-size-complex="12pt"/>
    </style:style>
    <style:style style:name="P9" style:family="paragraph" style:parent-style-name="code" style:list-style-name="L1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code" style:list-style-name="L1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11" style:family="paragraph" style:parent-style-name="code" style:list-style-name="L2"/>
    <style:style style:name="P12" style:family="paragraph" style:parent-style-name="code" style:list-style-name="L4"/>
    <style:style style:name="P13" style:family="paragraph" style:parent-style-name="code" style:list-style-name="L6"/>
    <style:style style:name="P14" style:family="paragraph" style:parent-style-name="code" style:list-style-name="L8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10 Pitch" fo:font-weight="normal" style:font-weight-asian="normal" style:font-weight-complex="normal"/>
    </style:style>
    <style:style style:name="T3" style:family="text">
      <style:text-properties style:font-name="Courier 10 Pitch" fo:font-weight="normal" style:font-weight-asian="normal" style:font-size-complex="12pt" style:font-weight-complex="normal"/>
    </style:style>
    <style:style style:name="T4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Nimbus Roman No9 L" fo:font-weight="normal" style:font-weight-asian="normal" style:font-weight-complex="normal"/>
    </style:style>
    <style:style style:name="T6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Nimbus Roman No9 L" fo:font-weight="bold" style:font-weight-asian="bold" style:font-weight-complex="bold"/>
    </style:style>
    <style:style style:name="T8" style:family="text">
      <style:text-properties fo:font-size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size-asian="12pt"/>
    </style:style>
    <style:style style:name="T11" style:family="text">
      <style:text-properties style:font-size-complex="12pt"/>
    </style:style>
    <style:style style:name="T12" style:family="text">
      <style:text-properties style:font-name="Nimbus Roman No9 L" fo:font-weight="normal" style:font-weight-asian="normal" style:font-weight-complex="normal"/>
    </style:style>
    <style:style style:name="T13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10 Pitch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+ PR2 Training Workshop</text:p>
      <text:p text:style-name="P2"/>
      <text:p text:style-name="P2">PR2 Basestation and Robot Setup</text:p>
      <text:p text:style-name="P3"/>
      <text:list xml:id="list467588650" text:style-name="L1">
        <text:list-item>
          <text:p text:style-name="P8"><text:span text:style-name="T1">Use recovery DVD to reinstall basestation (should have just finished)</text:span></text:p>
          <text:p text:style-name="P8"><text:span text:style-name="T1"/></text:p>
        </text:list-item>
        <text:list-item>
          <text:p text:style-name="P9"><text:span text:style-name="T1">Plug the basestation service port (on the PCI card) into the robot service port.</text:span></text:p>
          <text:p text:style-name="P8"><text:span text:style-name="T2"/></text:p>
        </text:list-item>
        <text:list-item>
          <text:p text:style-name="P8"><text:span text:style-name="T5">Decide on a name for your basestation, robot, c1, and c2. <text:s/>In the remainder of the tutorial, replace as follows:</text:span></text:p>
        </text:list-item>
      </text:list>
      <text:list xml:id="list270547064" text:style-name="L6">
        <text:list-item>
          <text:list>
            <text:list-item>
              <text:p text:style-name="P13"><text:span text:style-name="T6">&lt;BASE_NAME&gt; → your new basestation name</text:span></text:p>
            </text:list-item>
            <text:list-item>
              <text:p text:style-name="P13"><text:span text:style-name="T6">&lt;ROBOT_NAME&gt; → your new robot name</text:span></text:p>
            </text:list-item>
            <text:list-item>
              <text:p text:style-name="P13"><text:span text:style-name="T6">&lt;C1_NAME&gt; → your new c1 name</text:span></text:p>
            </text:list-item>
            <text:list-item>
              <text:p text:style-name="P13"><text:span text:style-name="T6">&lt;C2_NAME&gt; → your new c2 name</text:span></text:p>
            </text:list-item>
          </text:list>
        </text:list-item>
      </text:list>
      <text:list xml:id="list712029195" text:continue-list="list467588650" text:style-name="L1">
        <text:list-header>
          <text:p text:style-name="P8"><text:span text:style-name="T5"/></text:p>
        </text:list-header>
        <text:list-item>
          <text:p text:style-name="P8"><text:span text:style-name="T5">Your sysadmin will need to know about 3 network interfaces (basestation wan0, robot wan0, and wireless client wl0 or wl1).</text:span></text:p>
          <text:list>
            <text:list-item>
              <text:p text:style-name="P8"><text:span text:style-name="T5">Use </text:span><text:span text:style-name="T2">ifconfig</text:span><text:span text:style-name="T5"> to Find the macaddress (Hwaddr) for the following 2 interfaces:</text:span></text:p>
            </text:list-item>
          </text:list>
        </text:list-item>
      </text:list>
      <text:list xml:id="list1156819430" text:style-name="L2">
        <text:list-item>
          <text:list>
            <text:list-item>
              <text:list>
                <text:list-item>
                  <text:p text:style-name="P11"><text:span text:style-name="T6">basestation: wan0 <text:s text:c="2"/>(Will eventually get 3 static IP addresses)</text:span></text:p>
                </text:list-item>
                <text:list-item>
                  <text:p text:style-name="P11"><text:span text:style-name="T6">c1: wan0 <text:s text:c="2"/>(Will eventually get 1 DHCP address)</text:span></text:p>
                </text:list-item>
              </text:list>
            </text:list-item>
          </text:list>
        </text:list-item>
      </text:list>
      <text:list xml:id="list1296738600" text:continue-list="list712029195" text:style-name="L1">
        <text:list-item>
          <text:list>
            <text:list-item>
              <text:p text:style-name="P7"><text:span text:style-name="T6">Use the web interface (</text:span><text:span text:style-name="T6">Go to: </text:span><text:a xlink:type="simple" xlink:href="http://10.68.0.5/"><text:span text:style-name="T6">http://10.68.0.5</text:span></text:a><text:span text:style-name="T6">) to find the Hwaddr of the wireless client:</text:span></text:p>
            </text:list-item>
          </text:list>
        </text:list-item>
      </text:list>
      <text:list xml:id="list1461308057" text:style-name="L8">
        <text:list-item>
          <text:list>
            <text:list-item>
              <text:list>
                <text:list-item>
                  <text:p text:style-name="P14"><text:span text:style-name="T14">NOTE: </text:span><text:span text:style-name="T6">We will connect using wl1, but depending on the wireless in your lab you may be using wl0 instead. <text:s/>They have different Hwaddresses.</text:span></text:p>
                </text:list-item>
              </text:list>
            </text:list-item>
          </text:list>
        </text:list-item>
      </text:list>
      <text:list xml:id="list1437552473" text:continue-list="list1296738600" text:style-name="L1">
        <text:list-item>
          <text:list>
            <text:list-item>
              <text:p text:style-name="P7"><text:span text:style-name="T6">Email Jeremy, your “sysadmin” (</text:span><text:a xlink:type="simple" xlink:href="mailto:leibs@willowgarage.com"><text:span text:style-name="T6">leibs@willowgarage.com</text:span></text:a><text:span text:style-name="T6">) and request:</text:span></text:p>
            </text:list-item>
          </text:list>
        </text:list-item>
      </text:list>
      <text:list xml:id="list927032740" text:style-name="L4">
        <text:list-item>
          <text:list>
            <text:list-item>
              <text:list>
                <text:list-item>
                  <text:p text:style-name="P12"><text:span text:style-name="T6">3 IP addresses for the basestation interface. <text:s/>Let your sysadmin know all 3 of these IP addresses will have the same Hwaddr – the one for basestation: wan0.</text:span></text:p>
                  <text:list>
                    <text:list-item>
                      <text:p text:style-name="P12"><text:span text:style-name="T6">We will refer to these as &lt;BASE_IP&gt;, &lt;C1_IP&gt;, and &lt;C2_IP&gt;.</text:span></text:p>
                    </text:list-item>
                  </text:list>
                </text:list-item>
                <text:list-item>
                  <text:p text:style-name="P12"><text:span text:style-name="T6">A DNS entry for &lt;BASE_NAME&gt; pointing to the first IP</text:span></text:p>
                </text:list-item>
                <text:list-item>
                  <text:p text:style-name="P12"><text:span text:style-name="T6">A DNS entry for &lt;C1_NAME&gt; pointing to the second IP</text:span></text:p>
                </text:list-item>
                <text:list-item>
                  <text:p text:style-name="P12"><text:span text:style-name="T6">A DNS entry for &lt;C2_NAME&gt; pointing to the third IP</text:span></text:p>
                </text:list-item>
                <text:list-item>
                  <text:p text:style-name="P12"><text:span text:style-name="T6">DHCP access on the wired network using the c1 wan0 Hwaddr</text:span></text:p>
                </text:list-item>
                <text:list-item>
                  <text:p text:style-name="P12"><text:span text:style-name="T6">Wireless and DHCP access on the wireless network using the wireless client Hwaddr.</text:span><text:span text:style-name="T4"><text:line-break/></text:span></text:p>
                </text:list-item>
              </text:list>
            </text:list-item>
          </text:list>
        </text:list-item>
      </text:list>
      <text:list xml:id="list277668435" text:continue-list="list1437552473" text:style-name="L1">
        <text:list-item>
          <text:p text:style-name="P4"><text:span text:style-name="T6">Edit: /etc/hosts to contain:<text:line-break/><text:line-break/></text:span><text:span text:style-name="T4">127.0.0.1 <text:s text:c="6"/>localhost </text:span><text:span text:style-name="T6"><text:line-break/></text:span><text:span text:style-name="T4">127.0.1.1 <text:s text:c="6"/>BASE_NAME.pr2workshop.com BASE_NAME <text:line-break/>10.68.255.1 <text:s text:c="4"/>BASE_NAME.pr2workshop.com BASE_NAME<text:line-break/>...<text:line-break/></text:span></text:p>
        </text:list-item>
      </text:list>
      <text:list xml:id="list2085356815" text:style-name="L7">
        <text:list-item>
          <text:list>
            <text:list-item>
              <text:p text:style-name="P5"><text:span text:style-name="T9">Note: in your lab pr2workshop.com should instead be yourschool.edu, etc.</text:span></text:p>
            </text:list-item>
          </text:list>
        </text:list-item>
      </text:list>
      <text:list xml:id="list2061867444" text:continue-list="list277668435" text:style-name="L1">
        <text:list-header>
          <text:p text:style-name="P4"><text:span text:style-name="T6"/></text:p>
        </text:list-header>
        <text:list-item>
          <text:p text:style-name="P4"><text:span text:style-name="T6">Edit: /etc/hostname to contain:</text:span><text:span text:style-name="T4"><text:line-break/>BASE_NAME<text:line-break/></text:span></text:p>
          <text:p text:style-name="P6"><text:span text:style-name="T4"/></text:p>
        </text:list-item>
        <text:list-item>
          <text:p text:style-name="P9">Set up your networking:</text:p>
          <text:list>
            <text:list-item>
              <text:p text:style-name="P8"><text:span text:style-name="T5">Edit /etc/network/interfaces. <text:s/>Replace XXX with the IP address provided to you for BASE_NAME.<text:line-break/></text:span><text:span text:style-name="T2"><text:line-break/># The primary network interface <text:line-break/>auto wan0 <text:line-break/>iface wan0 inet static <text:line-break/> <text:s text:c="3"/>address &lt;BASE_IP&gt;<text:line-break/> <text:s text:c="3"/>netmask 255.255.255.0<text:line-break/> <text:s text:c="3"/>gateway 192.168.1.1<text:line-break/> <text:s text:c="3"/>post-up robot-forward start<text:line-break/> <text:s text:c="3"/>post-down robot-forward stop<text:line-break/>...<text:line-break/></text:span></text:p>
            </text:list-item>
            <text:list-item>
              <text:p text:style-name="P8"><text:span text:style-name="T5">Edit /etc/resolve.conf:</text:span><text:span text:style-name="T2"><text:line-break/><text:line-break/>domain pr2workshop.com</text:span></text:p>
              <text:p text:style-name="P10">search pr2workshop.com</text:p>
              <text:p text:style-name="P8"><text:span text:style-name="T2">nameserver 192.168.1.1<text:line-break/><text:line-break/></text:span><text:span text:style-name="T7">NOTE: <text:s/></text:span><text:span text:style-name="T5">On your network you will use your own appropriate DNS server.</text:span><text:span text:style-name="T2"><text:line-break/></text:span></text:p>
            </text:list-item>
          </text:list>
        </text:list-item>
        <text:list-item>
          <text:p text:style-name="P8"><text:span text:style-name="T5">Reboot the basestation.</text:span><text:span text:style-name="T2"><text:line-break/></text:span></text:p>
        </text:list-item>
        <text:list-item>
          <text:p text:style-name="P8"><text:span text:style-name="T5">Set up the vpn server<text:line-break/></text:span><text:span text:style-name="T2">pr2admin@basestation$ sudo /etc/openvpn/gen_server_key</text:span></text:p>
          <text:p text:style-name="P8"><text:span text:style-name="T5"/></text:p>
        </text:list-item>
        <text:list-item>
          <text:p text:style-name="P8"><text:span text:style-name="T5">Set up the robot wireless. <text:s/></text:span></text:p>
          <text:list>
            <text:list-item>
              <text:p text:style-name="P8"><text:span text:style-name="T5">Change the wireless client to: “pr2workshop_1_new”</text:span></text:p>
            </text:list-item>
            <text:list-item>
              <text:p text:style-name="P8"><text:span text:style-name="T5">Change the WPA key to “willow68”</text:span></text:p>
            </text:list-item>
            <text:list-item>
              <text:p text:style-name="P8"><text:span text:style-name="T5">In the upper right hand corner, you should see it get a “WAN IP” on the 192.168.1.0 subnet</text:span><text:span text:style-name="T2"><text:line-break/></text:span></text:p>
            </text:list-item>
          </text:list>
        </text:list-item>
        <text:list-item>
          <text:p text:style-name="P8"><text:span text:style-name="T5">Brand your robot:</text:span><text:span text:style-name="T2"><text:line-break/>sudo robot-brand &lt;ROBOT_NAME&gt; &lt;C1_NAME&gt; &lt;C2_NAME&gt; 10.68.1.0<text:line-break/></text:span></text:p>
        </text:list-item>
        <text:list-item>
          <text:p text:style-name="P8"><text:span text:style-name="T5">Set up IP forwarding. <text:s/>Edit /etc/robot-forward.conf:</text:span><text:span text:style-name="T2"><text:line-break/><text:line-break/>&lt;C1_NAME&gt; 10.68.1.1 &lt;C1_IP&gt;<text:line-break/>&lt;C2_NAME&gt; 10.68.1.2 &lt;C2_IP&gt;<text:line-break/></text:span></text:p>
        </text:list-item>
        <text:list-item>
          <text:p text:style-name="P9">Turn on IP forwarding:</text:p>
          <text:p text:style-name="P8"><text:span text:style-name="T2">pr2admin@basestation$ sudo robot-forward start</text:span><text:span text:style-name="T2"><text:line-break/></text:span></text:p>
        </text:list-item>
        <text:list-item>
          <text:p text:style-name="P9">Verify your robot work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start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start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ROSMaster1_7e_LT_7e_Gliederung_20_1" style:display-name="ROSMaster1~LT~Gliederung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Gliederung_20_2" style:display-name="ROSMaster1~LT~Gliederung 2" style:family="paragraph" style:parent-style-name="ROSMaster1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1_7e_LT_7e_Gliederung_20_3" style:display-name="ROSMaster1~LT~Gliederung 3" style:family="paragraph" style:parent-style-name="ROSMaster1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1_7e_LT_7e_Gliederung_20_4" style:display-name="ROSMaster1~LT~Gliederung 4" style:family="paragraph" style:parent-style-name="ROSMaster1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1_7e_LT_7e_Gliederung_20_5" style:display-name="ROSMaster1~LT~Gliederung 5" style:family="paragraph" style:parent-style-name="ROSMaster1_7e_LT_7e_Gliederung_20_4">
      <style:paragraph-properties fo:margin-top="0in" fo:margin-bottom="0.0398in"/>
    </style:style>
    <style:style style:name="ROSMaster1_7e_LT_7e_Gliederung_20_6" style:display-name="ROSMaster1~LT~Gliederung 6" style:family="paragraph" style:parent-style-name="ROSMaster1_7e_LT_7e_Gliederung_20_5"/>
    <style:style style:name="ROSMaster1_7e_LT_7e_Gliederung_20_7" style:display-name="ROSMaster1~LT~Gliederung 7" style:family="paragraph" style:parent-style-name="ROSMaster1_7e_LT_7e_Gliederung_20_6"/>
    <style:style style:name="ROSMaster1_7e_LT_7e_Gliederung_20_8" style:display-name="ROSMaster1~LT~Gliederung 8" style:family="paragraph" style:parent-style-name="ROSMaster1_7e_LT_7e_Gliederung_20_7"/>
    <style:style style:name="ROSMaster1_7e_LT_7e_Gliederung_20_9" style:display-name="ROSMaster1~LT~Gliederung 9" style:family="paragraph" style:parent-style-name="ROSMaster1_7e_LT_7e_Gliederung_20_8"/>
    <style:style style:name="ROSMaster1_7e_LT_7e_Titel" style:display-name="ROSMaster1~LT~Titel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1_7e_LT_7e_Untertitel" style:display-name="ROSMaster1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Notizen" style:display-name="ROSMaster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1_7e_LT_7e_Hintergrundobjekte" style:display-name="ROSMaster1~LT~Hintergrundobjekte" style:family="paragraph">
      <style:paragraph-properties style:text-autospace="none"/>
      <style:text-properties style:letter-kerning="true"/>
    </style:style>
    <style:style style:name="ROSMaster1_7e_LT_7e_Hintergrund" style:display-name="ROSMaster1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ROSMaster2_7e_LT_7e_Gliederung_20_1" style:display-name="ROSMaster2~LT~Gliederung 1" style:family="paragraph">
      <style:paragraph-properties fo:margin-top="0in" fo:margin-bottom="0.1965in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Gliederung_20_2" style:display-name="ROSMaster2~LT~Gliederung 2" style:family="paragraph" style:parent-style-name="ROSMaster2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2_7e_LT_7e_Gliederung_20_3" style:display-name="ROSMaster2~LT~Gliederung 3" style:family="paragraph" style:parent-style-name="ROSMaster2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2_7e_LT_7e_Gliederung_20_4" style:display-name="ROSMaster2~LT~Gliederung 4" style:family="paragraph" style:parent-style-name="ROSMaster2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2_7e_LT_7e_Gliederung_20_5" style:display-name="ROSMaster2~LT~Gliederung 5" style:family="paragraph" style:parent-style-name="ROSMaster2_7e_LT_7e_Gliederung_20_4">
      <style:paragraph-properties fo:margin-top="0in" fo:margin-bottom="0.0398in"/>
    </style:style>
    <style:style style:name="ROSMaster2_7e_LT_7e_Gliederung_20_6" style:display-name="ROSMaster2~LT~Gliederung 6" style:family="paragraph" style:parent-style-name="ROSMaster2_7e_LT_7e_Gliederung_20_5"/>
    <style:style style:name="ROSMaster2_7e_LT_7e_Gliederung_20_7" style:display-name="ROSMaster2~LT~Gliederung 7" style:family="paragraph" style:parent-style-name="ROSMaster2_7e_LT_7e_Gliederung_20_6"/>
    <style:style style:name="ROSMaster2_7e_LT_7e_Gliederung_20_8" style:display-name="ROSMaster2~LT~Gliederung 8" style:family="paragraph" style:parent-style-name="ROSMaster2_7e_LT_7e_Gliederung_20_7"/>
    <style:style style:name="ROSMaster2_7e_LT_7e_Gliederung_20_9" style:display-name="ROSMaster2~LT~Gliederung 9" style:family="paragraph" style:parent-style-name="ROSMaster2_7e_LT_7e_Gliederung_20_8"/>
    <style:style style:name="ROSMaster2_7e_LT_7e_Titel" style:display-name="ROSMaster2~LT~Titel" style:family="paragraph">
      <style:paragraph-properties fo:text-align="center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2_7e_LT_7e_Untertitel" style:display-name="ROSMaster2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Notizen" style:display-name="ROSMaster2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2_7e_LT_7e_Hintergrundobjekte" style:display-name="ROSMaster2~LT~Hintergrundobjekte" style:family="paragraph">
      <style:paragraph-properties style:text-autospace="none"/>
      <style:text-properties style:letter-kerning="true"/>
    </style:style>
    <style:style style:name="ROSMaster2_7e_LT_7e_Hintergrund" style:display-name="ROSMaster2~LT~Hintergrund" style:family="paragraph">
      <style:paragraph-properties style:text-autospace="none"/>
      <style:text-properties style:letter-kerning="true"/>
    </style:style>
    <style:style style:name="tutorialtemplate_7e_LT_7e_Gliederung_20_1" style:display-name="tutorialtemplate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Gliederung_20_2" style:display-name="tutorialtemplate~LT~Gliederung 2" style:family="paragraph" style:parent-style-name="tutorialtemplate_7e_LT_7e_Gliederung_20_1">
      <style:paragraph-properties fo:margin-top="0in" fo:margin-bottom="0.1575in"/>
      <style:text-properties fo:font-size="28pt" style:font-size-asian="28pt" style:font-size-complex="28pt"/>
    </style:style>
    <style:style style:name="tutorialtemplate_7e_LT_7e_Gliederung_20_3" style:display-name="tutorialtemplate~LT~Gliederung 3" style:family="paragraph" style:parent-style-name="tutorialtemplate_7e_LT_7e_Gliederung_20_2">
      <style:paragraph-properties fo:margin-top="0in" fo:margin-bottom="0.1181in"/>
      <style:text-properties fo:font-size="24pt" style:font-size-asian="24pt" style:font-size-complex="24pt"/>
    </style:style>
    <style:style style:name="tutorialtemplate_7e_LT_7e_Gliederung_20_4" style:display-name="tutorialtemplate~LT~Gliederung 4" style:family="paragraph" style:parent-style-name="tutorialtemplate_7e_LT_7e_Gliederung_20_3">
      <style:paragraph-properties fo:margin-top="0in" fo:margin-bottom="0.0783in"/>
      <style:text-properties fo:font-size="20pt" style:font-size-asian="20pt" style:font-size-complex="20pt"/>
    </style:style>
    <style:style style:name="tutorialtemplate_7e_LT_7e_Gliederung_20_5" style:display-name="tutorialtemplate~LT~Gliederung 5" style:family="paragraph" style:parent-style-name="tutorialtemplate_7e_LT_7e_Gliederung_20_4">
      <style:paragraph-properties fo:margin-top="0in" fo:margin-bottom="0.0398in"/>
    </style:style>
    <style:style style:name="tutorialtemplate_7e_LT_7e_Gliederung_20_6" style:display-name="tutorialtemplate~LT~Gliederung 6" style:family="paragraph" style:parent-style-name="tutorialtemplate_7e_LT_7e_Gliederung_20_5"/>
    <style:style style:name="tutorialtemplate_7e_LT_7e_Gliederung_20_7" style:display-name="tutorialtemplate~LT~Gliederung 7" style:family="paragraph" style:parent-style-name="tutorialtemplate_7e_LT_7e_Gliederung_20_6"/>
    <style:style style:name="tutorialtemplate_7e_LT_7e_Gliederung_20_8" style:display-name="tutorialtemplate~LT~Gliederung 8" style:family="paragraph" style:parent-style-name="tutorialtemplate_7e_LT_7e_Gliederung_20_7"/>
    <style:style style:name="tutorialtemplate_7e_LT_7e_Gliederung_20_9" style:display-name="tutorialtemplate~LT~Gliederung 9" style:family="paragraph" style:parent-style-name="tutorialtemplate_7e_LT_7e_Gliederung_20_8"/>
    <style:style style:name="tutorialtemplate_7e_LT_7e_Titel" style:display-name="tutorialtempla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tutorialtemplate_7e_LT_7e_Untertitel" style:display-name="tutorialtemplate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Notizen" style:display-name="tutorialtemplat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tutorialtemplate_7e_LT_7e_Hintergrundobjekte" style:display-name="tutorialtemplate~LT~Hintergrundobjekte" style:family="paragraph">
      <style:paragraph-properties style:text-autospace="none"/>
      <style:text-properties style:letter-kerning="true"/>
    </style:style>
    <style:style style:name="tutorialtemplate_7e_LT_7e_Hintergrund" style:display-name="tutorialtemplate~LT~Hintergrund" style:family="paragraph">
      <style:paragraph-properties style:text-autospace="none"/>
      <style:text-properties style:letter-kerning="true"/>
    </style:style>
    <style:style style:name="code" style:family="paragraph" style:parent-style-name="Standard" style:class="text">
      <style:text-properties style:font-name="Nimbus Roman No9 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emy Leibs</meta:initial-creator>
    <meta:creation-date>2010-05-17T21:57:08</meta:creation-date>
    <dc:date>2010-05-28T07:48:06</dc:date>
    <dc:creator>Jeremy Leibs</dc:creator>
    <meta:editing-duration>PT40H50M50S</meta:editing-duration>
    <meta:editing-cycles>34</meta:editing-cycles>
    <meta:generator>OpenOffice.org/3.1$Unix OpenOffice.org_project/310m19$Build-9420</meta:generator>
    <meta:printed-by>Jeremy Leibs</meta:printed-by>
    <meta:print-date>2010-05-18T10:08:59</meta:print-date>
    <meta:document-statistic meta:table-count="0" meta:image-count="0" meta:object-count="0" meta:page-count="2" meta:paragraph-count="42" meta:word-count="474" meta:character-count="2973"/>
  </office:meta>
</office:document-meta>
</file>